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Endpoint.getCorrelationExpress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joChannel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getWorkspac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onConsumerExchange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joContext.resolveEndpointReference( DocumentFragment document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hanne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joContext.getNam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getLogg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set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BeanEndpoint( BeanComponent component ,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joContext.activateEndpoint( QName qName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getBean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setMethodInvocationStrategy( MethodInvocationStrategy methodInvocation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onProviderExchange( MessageExchange exchan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eanEndpoint.setBeanType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injectBean( final Object targ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eanEndpoint.checkEndOfRequest( Request request , Object co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joContext.getEndpoint( QName qName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setCorrelationExpression( org . apache . servicemix . expression . Expression correlation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createMethodInvocat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Endpoint.getBean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joContext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Bean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joContext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getCorrelation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get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getExternalEndpointsForServic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evaluate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hannel.accept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hannel.sendSync( MessageExchange messageExchange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process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joContext.registerExternalEndpoint(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deregisterExternalEndpoint(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getEndpoints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createBea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joContext.getDelivery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evaluateCallbacks( final Request req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ojoContext.deactivateEndpoint(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getMethodInvocationStrateg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Endpoint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joContext.getEndpointDescriptor(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Endpoint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hannel.createExchangeFactory(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doWith( Method 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eanEndpoint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setBeanClassName( String bea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setBeanInfo( BeanInfo bea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doWith( Field 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joChannel.createExchangeFactoryForServic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hannel.sendSync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getEndpointsForServic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getOrCreateCurrentRequest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joChannel.send( MessageExchange message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joChannel.createExchangeFactory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getMBea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getExternalEndpoints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Context.getInstall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dpoint.send( String uri , Normalized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joChannel.createExchan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